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text-properties officeooo:paragraph-rsid="00139274"/>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text-properties officeooo:rsid="0015b8cb" officeooo:paragraph-rsid="0015b8cb"/>
    </style:style>
    <style:style style:name="P6" style:family="paragraph" style:parent-style-name="Text_20_body" style:list-style-name="L2">
      <style:text-properties officeooo:rsid="0021230e" officeooo:paragraph-rsid="0021230e"/>
    </style:style>
    <style:style style:name="P7" style:family="paragraph" style:parent-style-name="Text_20_body" style:list-style-name="L2">
      <style:text-properties officeooo:rsid="002799c5" officeooo:paragraph-rsid="002799c5"/>
    </style:style>
    <style:style style:name="P8" style:family="paragraph" style:parent-style-name="Text_20_body" style:list-style-name="L3">
      <style:text-properties officeooo:rsid="00369f35" officeooo:paragraph-rsid="00757cb8"/>
    </style:style>
    <style:style style:name="T1" style:family="text">
      <style:text-properties officeooo:rsid="0013b71b"/>
    </style:style>
    <style:style style:name="T2" style:family="text">
      <style:text-properties officeooo:rsid="0017805e"/>
    </style:style>
    <style:style style:name="T3" style:family="text">
      <style:text-properties officeooo:rsid="0017fa30"/>
    </style:style>
    <style:style style:name="T4" style:family="text">
      <style:text-properties officeooo:rsid="0019131d"/>
    </style:style>
    <style:style style:name="T5" style:family="text">
      <style:text-properties officeooo:rsid="00213c85"/>
    </style:style>
    <style:style style:name="T6" style:family="text">
      <style:text-properties officeooo:rsid="002255c9"/>
    </style:style>
    <style:style style:name="T7" style:family="text">
      <style:text-properties officeooo:rsid="0023386b"/>
    </style:style>
    <style:style style:name="T8" style:family="text">
      <style:text-properties officeooo:rsid="002481d2"/>
    </style:style>
    <style:style style:name="T9" style:family="text">
      <style:text-properties officeooo:rsid="00248a69"/>
    </style:style>
    <style:style style:name="T10" style:family="text">
      <style:text-properties officeooo:rsid="00256c70"/>
    </style:style>
    <style:style style:name="T11" style:family="text">
      <style:text-properties officeooo:rsid="00380f04"/>
    </style:style>
    <style:style style:name="T12" style:family="text">
      <style:text-properties officeooo:rsid="00388ed9"/>
    </style:style>
    <style:style style:name="T13" style:family="text">
      <style:text-properties officeooo:rsid="00391f4d"/>
    </style:style>
    <style:style style:name="T14" style:family="text">
      <style:text-properties officeooo:rsid="003c95d4"/>
    </style:style>
    <style:style style:name="T15" style:family="text">
      <style:text-properties officeooo:rsid="003defb8"/>
    </style:style>
    <style:style style:name="T16" style:family="text">
      <style:text-properties officeooo:rsid="00432e3d"/>
    </style:style>
    <style:style style:name="T17" style:family="text">
      <style:text-properties officeooo:rsid="00447cd4"/>
    </style:style>
    <style:style style:name="T18" style:family="text">
      <style:text-properties officeooo:rsid="0045b683"/>
    </style:style>
    <style:style style:name="T19" style:family="text">
      <style:text-properties officeooo:rsid="004c4829"/>
    </style:style>
    <style:style style:name="T20" style:family="text">
      <style:text-properties officeooo:rsid="0055dd8d"/>
    </style:style>
    <style:style style:name="T21" style:family="text">
      <style:text-properties officeooo:rsid="0056de69"/>
    </style:style>
    <style:style style:name="T22" style:family="text">
      <style:text-properties officeooo:rsid="00583823"/>
    </style:style>
    <style:style style:name="T23" style:family="text">
      <style:text-properties officeooo:rsid="00683232"/>
    </style:style>
    <style:style style:name="T24" style:family="text">
      <style:text-properties officeooo:rsid="006f4069"/>
    </style:style>
    <style:style style:name="T25" style:family="text">
      <style:text-properties officeooo:rsid="0074aa2d"/>
    </style:style>
    <style:style style:name="T26" style:family="text">
      <style:text-properties officeooo:rsid="00769e7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3 John 1:1-15</text:h>
      <text:list xml:id="list37971943" text:style-name="L1">
        <text:list-item>
          <text:p text:style-name="P1">From the Elder—To my dear Gaius, whom I truly love. My dear friend, I pray that everything may go well with you and that you may be in good health—as I know you are well in spirit. I was so happy when some Christians arrived and told me how faithful you are to the truth—just as you always live in the truth. Nothing makes me happier than to hear that my children live in the truth.</text:p>
        </text:list-item>
        <text:list-item>
          <text:p text:style-name="P5">Let us be like Gaisu, he set an example that we should emulate. Gai<text:span text:style-name="T20">us</text:span> was well in spirit, faithful and lived in the truth. People who <text:span text:style-name="T21">withnessed this</text:span> proudly mentioned <text:span text:style-name="T22">him</text:span> to the elder. <text:span text:style-name="T2">He was now receiving blessing of </text:span><text:span text:style-name="T3">love, friendship, </text:span><text:span text:style-name="T2">great fortunes and good health. </text:span><text:span text:style-name="T4">God should be glorified through us.</text:span></text:p>
        </text:list-item>
      </text:list>
      <text:h text:style-name="Heading_20_2" text:outline-level="2"><text:bookmark text:name="en-GNT-33685"/>Gaius Is Praised <text:span text:style-name="T1">(5-8)</text:span></text:h>
      <text:list xml:id="list2755383247" text:style-name="L2">
        <text:list-item>
          <text:p text:style-name="P2">My dear friend, you are so faithful in the work you do for other Christians, even when they are strangers. They have spoken to the church here about your love. Please help them to continue their trip in a way that will please God. For they set out on their trip in the service of Christ without accepting any help from unbelievers. We Christians, then, must help these people, so that we may share in their work for the truth.</text:p>
        </text:list-item>
        <text:list-item>
          <text:p text:style-name="P6">Gaius was propelled by love, <text:span text:style-name="T5">this </text:span><text:span text:style-name="T7">was </text:span><text:span text:style-name="T5">seen through the faithful work</text:span><text:span text:style-name="T23">s</text:span><text:span text:style-name="T5"> for other Christians and even strangers. </text:span><text:span text:style-name="T6">His name </text:span><text:span text:style-name="T8">was</text:span><text:span text:style-name="T6"> be</text:span><text:span text:style-name="T8">ing</text:span><text:span text:style-name="T6"> mentioned to the elders and all </text:span><text:span text:style-name="T9">were</text:span><text:span text:style-name="T6"> happy with him. </text:span><text:span text:style-name="T7">He was now </text:span><text:span text:style-name="T10">being encouraged to continue his great work and help more Christians who were spreading the word of God.</text:span></text:p>
        </text:list-item>
        <text:list-item>
          <text:p text:style-name="P7">Let love lead our lives and we’ll do great things in service of others, God will be praised in all of works.</text:p>
        </text:list-item>
      </text:list>
      <text:h text:style-name="Heading_20_2" text:outline-level="2"><text:bookmark text:name="en-GNT-33689"/>Diotrephes and Demetrius <text:span text:style-name="T1">(9-12)</text:span></text:h>
      <text:list xml:id="list532474468" text:style-name="L3">
        <text:list-item>
          <text:p text:style-name="P3">I wrote a short letter to the church; but Diotrephes, who likes to be their leader, will not pay any attention to what I say. <text:bookmark text:name="en-GNT-33690"/>When I come, then, I will bring up everything he has done: the terrible things he says about us and the lies he tells! But that is not enough for him; he will not receive the Christians when they come, and even stops those who want to receive them and tries to drive them out of the church!<text:bookmark text:name="en-GNT-33691"/> My dear friend, do not imitate what is bad, but imitate what is good. Whoever does good belongs to God; whoever does what is bad has not seen God.<text:bookmark text:name="en-GNT-33692"/> Everyone speaks well of Demetrius; truth itself speaks well of him. And we add our testimony, and you know that what we say is true.</text:p>
        </text:list-item>
        <text:list-item>
          <text:p text:style-name="P8">Diotrephes as acting against the <text:span text:style-name="T14">Christian </text:span>faith, he was hindering progress and doing his best to discourage others <text:span text:style-name="T15">from carrying out the work of God</text:span>. <text:span text:style-name="T11">He was acting a</text:span><text:span text:style-name="T24">s a</text:span><text:span text:style-name="T11"> bad leader. </text:span><text:span text:style-name="T16">Demetrius was well spoken of and even the truth spoke well of him, he is the example we should </text:span><text:span text:style-name="T17">imitate.</text:span></text:p>
        </text:list-item>
        <text:list-item>
          <text:p text:style-name="P8"><text:span text:style-name="T12">The m</text:span><text:span text:style-name="T25">oral</text:span><text:span text:style-name="T12"> </text:span><text:span text:style-name="T26">is</text:span><text:span text:style-name="T12"> to avoid </text:span><text:span text:style-name="T18">bad </text:span><text:span text:style-name="T12">ways </text:span><text:span text:style-name="T18">for good ways</text:span><text:span text:style-name="T12">, </text:span><text:span text:style-name="T13">rather we should imitate what is good not what is bad. </text:span><text:span text:style-name="T19">Those who do good know and have seen God but those who don’t havent.</text:span></text:p>
        </text:list-item>
      </text:list>
      <text:h text:style-name="Heading_20_2" text:outline-level="2"><text:bookmark text:name="en-GNT-33693"/><text:soft-page-break/>Final Greetings (13-15)</text:h>
      <text:list xml:id="list3447711447" text:style-name="L4">
        <text:list-item>
          <text:p text:style-name="P4">I have so much to tell you, but I do not want to do it with pen and ink. <text:bookmark text:name="en-GNT-33694"/>I hope to see you soon, and then we will talk personally.<text:bookmark text:name="en-GNT-33695"/> Peace be with you. All your friends send greetings. Greet all our friends personally.</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4T10:57:22.860124849</meta:creation-date>
    <dc:date>2022-06-04T11:46:30.011283178</dc:date>
    <meta:editing-duration>PT48M42S</meta:editing-duration>
    <meta:editing-cycles>45</meta:editing-cycles>
    <meta:generator>LibreOffice/6.4.7.2$Linux_X86_64 LibreOffice_project/40$Build-2</meta:generator>
    <meta:document-statistic meta:table-count="0" meta:image-count="0" meta:object-count="0" meta:page-count="2" meta:paragraph-count="13" meta:word-count="579" meta:character-count="2982" meta:non-whitespace-character-count="2428"/>
  </office:meta>
</office:document-meta>
</file>